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Tahoma" fo:font-size="10pt" style:font-name-asian="Tahoma1" style:font-size-asian="10pt" style:font-name-complex="Tahoma1" style:font-size-complex="10pt"/>
    </style:style>
    <style:style style:name="T2" style:family="text">
      <style:text-properties style:font-name="Tahoma" fo:font-size="13pt" fo:font-weight="bold" style:font-name-asian="Tahoma1" style:font-size-asian="13pt" style:font-weight-asian="bold" style:font-name-complex="Tahoma1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Learn from yesterday, live for today, hope for tomorrow. The important thing is not to stop questioning." (Albert Einstein)</text:p>
      <text:p text:style-name="Standard"><text:span text:style-name="T1">"Great achievement is usually born of great sacrifice, and is never the result of selfishness." (Napoleon Hill)</text:span></text:p>
      <text:p text:style-name="Standard"><text:span text:style-name="oneUserDefinedStyle">"The greatest accomplishment is not in never falling, but in rising again after you fall." (Vince Lombardi)</text:span></text:p>
      <text:p text:style-name="Standard"><text:span text:style-name="T2">"Believe you can and you're halfway there." (Theodor Roosevelt)</text:span></text:p>
      <text:p text:style-name="Standard"><text:span text:style-name="T2">${key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US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ootnote_20_anchor" style:display-name="Footnote anchor" style:family="text">
      <style:text-properties style:text-position="super 58%"/>
    </style:style>
    <style:style style:name="oneUserDefinedStyle" style:family="text">
      <style:text-properties fo:color="#1b2232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9T16:44:15</meta:creation-date>
    <dc:date>2023-11-30T15:30:19.57</dc:date>
    <meta:generator>OpenOffice/4.1.7$Win32 OpenOffice.org_project/417m1$Build-9800</meta:generator>
    <meta:document-statistic meta:table-count="0" meta:image-count="0" meta:object-count="0" meta:page-count="1" meta:paragraph-count="5" meta:word-count="63" meta:character-count="411"/>
    <dc:creator>Gianluca Moresco</dc:creator>
  </office:meta>
</office:document-meta>
</file>